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89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46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star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0000" style:font-name="Segoe UI Semibol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2.869cm" svg:x="1.524cm" svg:y="0.762cm">
          <draw:text-box>
            <text:p text:style-name="P1"><text:span text:style-name="T1">Hymn #579</text:span></text:p>
            <text:p text:style-name="P1"><text:span text:style-name="T2">“</text:span><text:span text:style-name="T2">The Law of God Is Good and Wis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5.4cm" svg:height="7.147cm" svg:x="1.27cm" svg:y="0.727cm">
          <draw:text-box>
            <text:p text:style-name="P1"><text:span text:style-name="T3">1.</text:span><text:span text:style-name="T4"><text:tab/></text:span><text:span text:style-name="T4">The Law of God is good and wise</text:span></text:p>
            <text:p text:style-name="P1"><text:span text:style-name="T4">And sets His will before our eyes,</text:span></text:p>
            <text:p text:style-name="P1"><text:span text:style-name="T4">Shows us the way of righteousness,</text:span></text:p>
            <text:p><text:span text:style-name="T4">And dooms to death when we transgr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25.4cm" svg:height="7.147cm" svg:x="1.27cm" svg:y="0.727cm">
          <draw:text-box>
            <text:p text:style-name="P1"><text:span text:style-name="T3">2.</text:span><text:span text:style-name="T4"><text:tab/></text:span><text:span text:style-name="T4">Its light of holiness imparts</text:span></text:p>
            <text:p text:style-name="P1"><text:span text:style-name="T4">The knowledge of our sinful hearts</text:span></text:p>
            <text:p text:style-name="P1"><text:span text:style-name="T4">That we may see our lost estate</text:span></text:p>
            <text:p text:style-name="P1"><text:span text:style-name="T4">And turn from sin before too lat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4" draw:layer="layout" svg:width="25.4cm" svg:height="7.401cm" svg:x="1.27cm" svg:y="0.727cm">
          <draw:text-box>
            <text:p text:style-name="P1"><text:span text:style-name="T3">3. </text:span><text:span text:style-name="T4">To those who help in Christ have found</text:span></text:p>
            <text:p text:style-name="P1"><text:span text:style-name="T4">And would in works of love abound</text:span></text:p>
            <text:p text:style-name="P1"><text:span text:style-name="T4">It shows what deeds are His delight</text:span></text:p>
            <text:p text:style-name="P1"><text:span text:style-name="T4">And should be done as good and r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4" draw:layer="layout" svg:width="25.4cm" svg:height="7.401cm" svg:x="1.27cm" svg:y="0.981cm">
          <draw:text-box>
            <text:p text:style-name="P1"><text:span text:style-name="T3">4.</text:span><text:span text:style-name="T4"><text:tab/></text:span><text:span text:style-name="T4">But those who scornfully disdain</text:span></text:p>
            <text:p text:style-name="P1"><text:span text:style-name="T4">God’s Law shall then in sin remain;</text:span></text:p>
            <text:p text:style-name="P1"><text:span text:style-name="T4">Its terror in their ear resounds</text:span></text:p>
            <text:p text:style-name="P1"><text:span text:style-name="T4">And keeps their wickedness in bound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4" draw:layer="layout" svg:width="25.4cm" svg:height="7.401cm" svg:x="1.27cm" svg:y="0.981cm">
          <draw:text-box>
            <text:p text:style-name="P1"><text:span text:style-name="T3">5.</text:span><text:span text:style-name="T4"><text:tab/></text:span><text:span text:style-name="T4">The Law is good; but since the fall</text:span></text:p>
            <text:p text:style-name="P1"><text:span text:style-name="T4">Its holiness condemns us all;</text:span></text:p>
            <text:p text:style-name="P1"><text:span text:style-name="T4">It dooms us for our sin to die</text:span></text:p>
            <text:p text:style-name="P1"><text:span text:style-name="T4">And has no pow’r to justif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4" draw:layer="layout" svg:width="25.4cm" svg:height="11.711cm" svg:x="1.27cm" svg:y="0.981cm">
          <draw:text-box>
            <text:p text:style-name="P1"><text:span text:style-name="T3">6.</text:span><text:span text:style-name="T4"><text:tab/></text:span><text:span text:style-name="T4">To Jesus we for refuge flee,</text:span></text:p>
            <text:p text:style-name="P1"><text:span text:style-name="T4">Who from the curse has set us free,</text:span></text:p>
            <text:p text:style-name="P1"><text:span text:style-name="T4">And humbly worship at His throne,</text:span></text:p>
            <text:p text:style-name="P1"><text:span text:style-name="T4">Saved by His grace through faith alone.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<text:s text:c="10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3:13:27.763000000</meta:creation-date>
    <dc:date>2018-03-01T18:55:22.172000000</dc:date>
    <meta:editing-duration>PT10M40S</meta:editing-duration>
    <meta:editing-cycles>5</meta:editing-cycles>
    <meta:generator>LibreOffice/6.0.1.1$Windows_X86_64 LibreOffice_project/60bfb1526849283ce2491346ed2aa51c465abfe6</meta:generator>
    <meta:document-statistic meta:object-count="42"/>
  </office:meta>
</office:document-meta>
</file>